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F7F054927CB6E772F4.png" manifest:media-type="image/png"/>
  <manifest:file-entry manifest:full-path="Pictures/10000000000004B2000001DCCB76A72566F3EF7D.png" manifest:media-type="image/png"/>
  <manifest:file-entry manifest:full-path="Pictures/10000000000004B200000346A9F228148B0200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24cm, 5.724cm, 0.764cm, 0.1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5cm, 5.724cm, 0.735cm, 0.1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81cm, 6.152cm, 1.626cm, 0.504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2.593cm" svg:x="1.345cm" svg:y="1.905cm">
          <draw:image xlink:href="Pictures/10000000000004B2000001DCCB76A72566F3EF7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25.907cm" svg:height="16.382cm" svg:x="1.27cm" svg:y="1.525cm">
          <draw:image xlink:href="Pictures/10000000000004B200000346A9F228148B0200B1.png" xlink:type="simple" xlink:show="embed" xlink:actuate="onLoad">
            <text:p/>
          </draw:image>
        </draw:frame>
        <draw:frame draw:style-name="gr3" draw:text-style-name="P2" draw:layer="layout" svg:width="25.907cm" svg:height="14.35cm" svg:x="1.189cm" svg:y="19.179cm">
          <draw:image xlink:href="Pictures/10000000000004B2000002F7F054927CB6E772F4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4" draw:text-style-name="P2" draw:layer="layout" svg:width="25.145cm" svg:height="7.873cm" svg:x="1.398cm" svg:y="2.16cm">
          <draw:image xlink:href="Pictures/10000000000004B2000002F7F054927CB6E772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8T13:22:58.530314030</dc:date>
    <meta:editing-duration>P1DT3H46M45S</meta:editing-duration>
    <meta:editing-cycles>62</meta:editing-cycles>
    <meta:generator>LibreOffice/6.0.7.3$Linux_X86_64 LibreOffice_project/00m0$Build-3</meta:generator>
    <meta:document-statistic meta:object-count="4"/>
  </office:meta>
</office:document-meta>
</file>